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P - Exo SQL 1 - Conquête Spatiale</text:span></text:p>
      <text:p text:style-name="P1"><text:span text:style-name="T1"/></text:p>
      <text:p text:style-name="P1"><text:span text:style-name="T2">« Houston, Houston, vous m'entendez ? Ici Commandant Graven au rapport.</text:span></text:p>
      <text:p text:style-name="P1"><text:span text:style-name="T2">Toute l'équipe de la station Spaciale vous attend pour lancer les recherches de la planète inconnu. »</text:span></text:p>
      <text:p text:style-name="P1"><text:span text:style-name="T2"/></text:p>
      <text:p text:style-name="P1"><text:span text:style-name="T3">Préparation.</text:span><text:span text:style-name="T4"/></text:p>
      <text:p text:style-name="P1"><text:span text:style-name="T4">Télécharger la base de données à l’adresse suivante : planete.sql</text:span></text:p>
      <text:p text:style-name="P1"><text:span text:style-name="T4">Elle contient le numéro, nom, température, distance soleil et diamètre de toutes les planètes du</text:span></text:p>
      <text:p text:style-name="P1"><text:span text:style-name="T4">système solaire.</text:span></text:p>
      <text:p text:style-name="P1"><text:span text:style-name="T4">Ouvrez-la ensuite avec le site<text:s/></text:span><text:a xlink:href="https://sqliteonline.com/"><text:span text:style-name="T5">https://sqliteonline.com/</text:span></text:a><text:span text:style-name="T6"/></text:p>
      <text:p text:style-name="P1"><text:span text:style-name="T7"/></text:p>
      <text:p text:style-name="P1"><text:span text:style-name="T8">Niveau 1.</text:span><text:span text:style-name="T9"/></text:p>
      <text:p text:style-name="P1"><text:span text:style-name="T9">- Construire une requête SQL affichant le nom de toutes les planètes</text:span></text:p>
      <text:p text:style-name="P1"><text:span text:style-name="T9">- Construire une requête SQL affichant la température de la planète Mars</text:span></text:p>
      <text:p text:style-name="P1"><text:span text:style-name="T9">Une nouvelle planète vient d’être découverte</text:span></text:p>
      <text:p text:style-name="P1"><text:span text:style-name="T9">Nom de la planète : Nebula</text:span></text:p>
      <text:p text:style-name="P1"><text:span text:style-name="T9">Température : 1500°</text:span></text:p>
      <text:p text:style-name="P1"><text:span text:style-name="T9">Diamètre : 472 000 km</text:span></text:p>
      <text:p text:style-name="P1"><text:span text:style-name="T9">Distance soleil : 123 milliards de Km</text:span></text:p>
      <text:p text:style-name="P1"><text:span text:style-name="T9">- Ajouter cette planète à votre table planète</text:span></text:p>
      <text:p text:style-name="P1"><text:span text:style-name="T9"/></text:p>
      <text:p text:style-name="P1"><text:span text:style-name="T10">Niveau 2.</text:span><text:span text:style-name="T11"/></text:p>
      <text:p text:style-name="P1"><text:span text:style-name="T11">- Quel est le nom + le diamètre de la planète le plus loin du soleil</text:span></text:p>
      <text:p text:style-name="P1"><text:span text:style-name="T11">- Donner le nom des 3 planètes les plus froide du système solaire</text:span></text:p>
      <text:p text:style-name="P1"><text:span text:style-name="T11">- Calculer la température totale de toutes les planètes réunis</text:span></text:p>
      <text:p text:style-name="P1"><text:span text:style-name="T11"/></text:p>
      <text:p text:style-name="P1"><text:span text:style-name="T12">Niveau 3.</text:span><text:span text:style-name="T13"/></text:p>
      <text:p text:style-name="P1"><text:span text:style-name="T13">Télécharger la seconde table nommée : « mission », elle contient le nom de chaque mission Spaciale : mission.sql</text:span></text:p>
      <text:p text:style-name="P1"><text:span text:style-name="T13">- Afficher le nom de la mission qui mobilise le plus de personnes</text:span></text:p>
      <text:p text:style-name="P1"><text:span text:style-name="T13">- Afficher le nom et le diamètre de la planète cible sur la mission n°2</text:span></text:p>
      <text:p text:style-name="P1"><text:span text:style-name="T13">- Afficher la moyenne du nombre de personnes envoyés sur chaque missio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